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2596e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0731c71" officeooo:paragraph-rsid="0205b34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1pt" fo:language="fr" fo:country="FR" fo:font-style="normal" fo:font-weight="bold" officeooo:rsid="021780a9" officeooo:paragraph-rsid="021780a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color="#000000" loext:opacity="100%" style:font-name="Arial1" fo:font-size="11pt" fo:language="fr" fo:country="FR" fo:font-style="normal" fo:font-weight="bold" officeooo:rsid="02139887" officeooo:paragraph-rsid="02139887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color="#000000" loext:opacity="100%" style:font-name="Arial1" fo:font-size="11pt" fo:language="fr" fo:country="FR" fo:font-style="normal" fo:font-weight="bold" officeooo:rsid="00654670" officeooo:paragraph-rsid="02201e10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7909e8" officeooo:paragraph-rsid="020e8802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7909e8" officeooo:paragraph-rsid="021030da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2201e10" officeooo:paragraph-rsid="022301e2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654670" officeooo:paragraph-rsid="02083f1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654670" officeooo:paragraph-rsid="020dd2d0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654670" officeooo:paragraph-rsid="02201e10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7909e8" officeooo:paragraph-rsid="020a0639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7909e8" officeooo:paragraph-rsid="020bf03d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7909e8" officeooo:paragraph-rsid="020c462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7909e8" officeooo:paragraph-rsid="0221d452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use-window-font-color="true" loext:opacity="0%" style:font-name="Arial1" fo:font-size="11pt" fo:language="fr" fo:country="FR" fo:font-style="normal" fo:font-weight="bold" officeooo:rsid="007909e8" officeooo:paragraph-rsid="02221ff7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style:use-window-font-color="true" loext:opacity="0%" style:font-name="Arial1" fo:font-size="13pt" fo:language="fr" fo:country="FR" fo:font-style="normal" fo:font-weight="bold" officeooo:rsid="007909e8" officeooo:paragraph-rsid="0221d452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bold" officeooo:rsid="018d8272" officeooo:paragraph-rsid="018d8272" fo:background-color="transparent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text-properties fo:color="#000000" loext:opacity="100%" style:font-name="Arial1" fo:font-size="11pt" fo:language="fr" fo:country="FR" fo:font-style="normal" fo:font-weight="bold" officeooo:rsid="021780a9" officeooo:paragraph-rsid="021780a9" fo:background-color="transparent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Contents">
      <style:text-properties fo:color="#000000" loext:opacity="100%" style:font-name="Arial1" fo:font-size="11pt" fo:language="fr" fo:country="FR" fo:font-style="normal" fo:font-weight="bold" officeooo:rsid="01930f11" officeooo:paragraph-rsid="01930f11" fo:background-color="transparent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bold" officeooo:rsid="01930f11" officeooo:paragraph-rsid="01930f11" fo:background-color="transparent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bold" officeooo:rsid="0200bc38" officeooo:paragraph-rsid="0200bc38" fo:background-color="transparent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bold" officeooo:rsid="0200bc38" officeooo:paragraph-rsid="01930f11" fo:background-color="transparent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bold" officeooo:rsid="01f89511" officeooo:paragraph-rsid="01f89511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bold" officeooo:rsid="02139887" officeooo:paragraph-rsid="02139887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bold" officeooo:rsid="021780a9" officeooo:paragraph-rsid="021780a9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bold" officeooo:rsid="020b8ef9" officeooo:paragraph-rsid="01a8f218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bold" officeooo:rsid="01a8f218" officeooo:paragraph-rsid="01a8f218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bold" officeooo:rsid="0218902c" officeooo:paragraph-rsid="0218902c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bold" officeooo:rsid="01ced6e8" officeooo:paragraph-rsid="01ced6e8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99863" officeooo:paragraph-rsid="01d99863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a0344" officeooo:paragraph-rsid="01da0344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c85fd" officeooo:paragraph-rsid="01dc85fd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style="normal" fo:font-weight="normal" officeooo:rsid="018f3174" officeooo:paragraph-rsid="018f3174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14f9996" officeooo:paragraph-rsid="014f9996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e360e" officeooo:paragraph-rsid="01de360e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bold" officeooo:rsid="018d8272" officeooo:paragraph-rsid="014db189" fo:background-color="transparent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bold" officeooo:rsid="0218902c" officeooo:paragraph-rsid="0218902c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bold" officeooo:rsid="01d24de3" officeooo:paragraph-rsid="01d24de3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bold" officeooo:rsid="01d3c017" officeooo:paragraph-rsid="01d3c017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bold" officeooo:rsid="01d555ba" officeooo:paragraph-rsid="01d555ba" style:font-size-asian="11pt" style:font-style-asian="normal" style:font-weight-asian="bold" style:font-size-complex="11pt" style:font-style-complex="normal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bold" officeooo:rsid="02192af9" officeooo:paragraph-rsid="02192af9" style:font-size-asian="11pt" style:font-style-asian="normal" style:font-weight-asian="bold" style:font-size-complex="11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bold" officeooo:rsid="01d7a4ea" officeooo:paragraph-rsid="01d7a4ea" style:font-size-asian="11pt" style:font-style-asian="normal" style:font-weight-asian="bold" style:font-size-complex="11pt" style:font-style-complex="normal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bold" officeooo:rsid="02201e10" officeooo:paragraph-rsid="02201e10" style:font-size-asian="11pt" style:font-style-asian="normal" style:font-weight-asian="bold" style:font-size-complex="11pt" style:font-style-complex="normal" style:font-weight-complex="bold"/>
    </style:style>
    <style:style style:name="P65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T1" style:family="text">
      <style:text-properties officeooo:rsid="01f89511"/>
    </style:style>
    <style:style style:name="T2" style:family="text">
      <style:text-properties fo:font-size="13pt" fo:font-weight="bold" officeooo:rsid="00801b92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8c0357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54670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d0a89" style:font-size-asian="13pt" style:font-size-complex="13pt"/>
    </style:style>
    <style:style style:name="T7" style:family="text">
      <style:text-properties fo:font-size="13pt" officeooo:rsid="00d6a833" style:font-size-asian="13pt" style:font-size-complex="13pt"/>
    </style:style>
    <style:style style:name="T8" style:family="text">
      <style:text-properties fo:font-size="13pt" officeooo:rsid="005f53d3" style:font-size-asian="13pt" style:font-size-complex="13pt"/>
    </style:style>
    <style:style style:name="T9" style:family="text">
      <style:text-properties fo:font-size="13pt" officeooo:rsid="00731c71" style:font-size-asian="13pt" style:font-size-complex="13pt"/>
    </style:style>
    <style:style style:name="T10" style:family="text">
      <style:text-properties fo:font-size="13pt" officeooo:rsid="007389db" style:font-size-asian="13pt" style:font-size-complex="13pt"/>
    </style:style>
    <style:style style:name="T11" style:family="text">
      <style:text-properties fo:font-size="13pt" officeooo:rsid="006d8d4c" style:font-size-asian="13pt" style:font-size-complex="13pt"/>
    </style:style>
    <style:style style:name="T12" style:family="text">
      <style:text-properties fo:font-size="13pt" officeooo:rsid="008a48e5" style:font-size-asian="13pt" style:font-size-complex="13pt"/>
    </style:style>
    <style:style style:name="T13" style:family="text">
      <style:text-properties fo:font-size="13pt" officeooo:rsid="006ff087" style:font-size-asian="13pt" style:font-size-complex="13pt"/>
    </style:style>
    <style:style style:name="T14" style:family="text">
      <style:text-properties fo:font-size="13pt" officeooo:rsid="00889fc4" style:font-size-asian="13pt" style:font-size-complex="13pt"/>
    </style:style>
    <style:style style:name="T15" style:family="text">
      <style:text-properties officeooo:rsid="005f53d3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9f3785" style:font-size-asian="12pt" style:font-size-complex="12pt"/>
    </style:style>
    <style:style style:name="T18" style:family="text">
      <style:text-properties officeooo:rsid="006d8d4c"/>
    </style:style>
    <style:style style:name="T19" style:family="text">
      <style:text-properties officeooo:rsid="008a48e5"/>
    </style:style>
    <style:style style:name="T20" style:family="text">
      <style:text-properties officeooo:rsid="00889fc4"/>
    </style:style>
    <style:style style:name="T21" style:family="text">
      <style:text-properties officeooo:rsid="006ff087"/>
    </style:style>
    <style:style style:name="T22" style:family="text">
      <style:text-properties officeooo:rsid="020dd2d0"/>
    </style:style>
    <style:style style:name="T23" style:family="text">
      <style:text-properties officeooo:rsid="00913484"/>
    </style:style>
    <style:style style:name="T24" style:family="text">
      <style:text-properties officeooo:rsid="00801b92"/>
    </style:style>
    <style:style style:name="T25" style:family="text">
      <style:text-properties officeooo:rsid="02113d8a"/>
    </style:style>
    <style:style style:name="T26" style:family="text">
      <style:text-properties officeooo:rsid="02131edb"/>
    </style:style>
    <style:style style:name="T27" style:family="text">
      <style:text-properties officeooo:rsid="021b4fcf"/>
    </style:style>
    <style:style style:name="T28" style:family="text">
      <style:text-properties officeooo:rsid="021e3623"/>
    </style:style>
    <style:style style:name="T29" style:family="text">
      <style:text-properties officeooo:rsid="02201e10"/>
    </style:style>
    <style:style style:name="T30" style:family="text">
      <style:text-properties officeooo:rsid="009f3785"/>
    </style:style>
    <style:style style:name="T31" style:family="text">
      <style:text-properties officeooo:rsid="022301e2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9620368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5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2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3">1</text:p>
          </table:table-cell>
          <table:table-cell table:style-name="Tableau1.A2" office:value-type="string">
            <text:p text:style-name="P34">20220826 09:00</text:p>
          </table:table-cell>
          <table:table-cell table:style-name="Tableau1.A2" office:value-type="string">
            <text:p text:style-name="P35">P<text:span text:style-name="T1">r</text:span><text:span text:style-name="T26">ésentation, appel </text:span><text:span text:style-name="T1">et </text:span><text:span text:style-name="T26">distribution des </text:span><text:span text:style-name="T1">fiche</text:span><text:span text:style-name="T26">s</text:span><text:span text:style-name="T1"> de renseignement</text:span></text:p>
          </table:table-cell>
          <table:table-cell table:style-name="Tableau1.D2" office:value-type="float" office:value="15">
            <text:p text:style-name="P37">1<text:span text:style-name="T26">5</text:span></text:p>
          </table:table-cell>
          <table:table-cell table:style-name="Tableau1.D2" table:formula="ooow:&lt;D2&gt;" office:value-type="float" office:value="15">
            <text:p text:style-name="P38">15</text:p>
          </table:table-cell>
          <table:table-cell table:style-name="Tableau1.F2" office:value-type="string">
            <text:p text:style-name="P36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9">2</text:p>
          </table:table-cell>
          <table:table-cell table:style-name="Tableau1.B3" office:value-type="string">
            <text:p text:style-name="P12"/>
          </table:table-cell>
          <table:table-cell table:style-name="Tableau1.C3" office:value-type="string">
            <text:p text:style-name="P13">Les élèves complète les fiches de renseignement </text:p>
          </table:table-cell>
          <table:table-cell table:style-name="Tableau1.D3" office:value-type="float" office:value="15">
            <text:p text:style-name="P40">15</text:p>
          </table:table-cell>
          <table:table-cell table:style-name="Tableau1.E3" table:formula="ooow:&lt;E2&gt;+&lt;D3&gt;" office:value-type="float" office:value="30">
            <text:p text:style-name="P43">30</text:p>
          </table:table-cell>
          <table:table-cell table:style-name="Tableau1.F3" office:value-type="string">
            <text:p text:style-name="P44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41">3</text:p>
          </table:table-cell>
          <table:table-cell table:style-name="Tableau1.B4" office:value-type="string">
            <text:p text:style-name="P12"/>
          </table:table-cell>
          <table:table-cell table:style-name="Tableau1.C4" office:value-type="string">
            <text:p text:style-name="P12">Les élèves se connecte sur un ordinateur du Lycée:</text:p>
            <text:p text:style-name="P12">→ Ouvre un terminal</text:p>
            <text:p text:style-name="P12">→ Teste l’existence Python par la commande «python<text:span text:style-name="T28">3</text:span> --version»</text:p>
            <text:p text:style-name="P12">→ Ouvre le terminal Python</text:p>
            <text:p text:style-name="P12">→ Utilise Python comme calculatrice</text:p>
          </table:table-cell>
          <table:table-cell table:style-name="Tableau1.D4" office:value-type="float" office:value="15">
            <text:p text:style-name="P42">15</text:p>
          </table:table-cell>
          <table:table-cell table:style-name="Tableau1.E4" table:formula="ooow:&lt;E3&gt;+&lt;D4&gt;" office:value-type="float" office:value="45">
            <text:p text:style-name="P43">45</text:p>
          </table:table-cell>
          <table:table-cell table:style-name="Tableau1.F4" office:value-type="string">
            <text:p text:style-name="P44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56">4</text:p>
          </table:table-cell>
          <table:table-cell table:style-name="Tableau1.B5" office:value-type="string">
            <text:p text:style-name="P12"/>
          </table:table-cell>
          <table:table-cell table:style-name="Tableau1.C5" office:value-type="string">
            <text:p text:style-name="P14"><text:span text:style-name="T6">I</text:span><text:span text:style-name="T7">- </text:span><text:span text:style-name="T5">Utilité du système binaire </text:span><text:span text:style-name="T8">.</text:span></text:p>
          </table:table-cell>
          <table:table-cell table:style-name="Tableau1.D5" office:value-type="float" office:value="10">
            <text:p text:style-name="P45">10</text:p>
          </table:table-cell>
          <table:table-cell table:style-name="Tableau1.E5" table:formula="ooow:&lt;E4&gt;+&lt;D5&gt;" office:value-type="float" office:value="55">
            <text:p text:style-name="P43">55</text:p>
          </table:table-cell>
          <table:table-cell table:style-name="Tableau1.F5" office:value-type="string">
            <text:p text:style-name="P46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57">5</text:p>
          </table:table-cell>
          <table:table-cell table:style-name="Tableau1.B6" office:value-type="string">
            <text:p text:style-name="P23"/>
          </table:table-cell>
          <table:table-cell table:style-name="Tableau1.C6" office:value-type="string">
            <text:p text:style-name="P14"><text:span text:style-name="T8">I</text:span><text:span text:style-name="T5">I- </text:span><text:span text:style-name="T9">Rappel de la numération décimale (base 10)</text:span></text:p>
          </table:table-cell>
          <table:table-cell table:style-name="Tableau1.D6" office:value-type="float" office:value="15">
            <text:p text:style-name="P58"><text:span text:style-name="T29">1</text:span>5</text:p>
          </table:table-cell>
          <table:table-cell table:style-name="Tableau1.E6" table:formula="ooow:&lt;E5&gt;+&lt;D6&gt;" office:value-type="float" office:value="70">
            <text:p text:style-name="P43">70</text:p>
          </table:table-cell>
          <table:table-cell table:style-name="Tableau1.F6" office:value-type="string">
            <text:p text:style-name="P59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57">6</text:p>
          </table:table-cell>
          <table:table-cell table:style-name="Tableau1.B7" office:value-type="string">
            <text:p text:style-name="P26"/>
          </table:table-cell>
          <table:table-cell table:style-name="Tableau1.C7" office:value-type="string">
            <text:p text:style-name="P25"><text:span text:style-name="T8">I</text:span><text:span text:style-name="T5">I</text:span><text:span text:style-name="T10">I</text:span><text:span text:style-name="T5">- Compter de 0 à 9 avec le système binaire</text:span></text:p>
          </table:table-cell>
          <table:table-cell table:style-name="Tableau1.D7" office:value-type="float" office:value="10">
            <text:p text:style-name="P64">10</text:p>
          </table:table-cell>
          <table:table-cell table:style-name="Tableau1.E7" table:formula="ooow:&lt;E6&gt;+&lt;D7&gt;" office:value-type="float" office:value="80">
            <text:p text:style-name="P43">80</text:p>
          </table:table-cell>
          <table:table-cell table:style-name="Tableau1.F7" office:value-type="string">
            <text:p text:style-name="P60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57">7</text:p>
          </table:table-cell>
          <table:table-cell table:style-name="Tableau1.B8" office:value-type="string">
            <text:p text:style-name="P27"/>
          </table:table-cell>
          <table:table-cell table:style-name="Tableau1.C8" office:value-type="string">
            <text:p text:style-name="P29"><text:span text:style-name="T16">IV- </text:span><text:span text:style-name="T11"><text:s/></text:span><text:span text:style-name="T12">Conversion en </text:span><text:span text:style-name="T11">base </text:span><text:span text:style-name="T12">10</text:span><text:span text:style-name="T11"> d’un nombre </text:span><text:span text:style-name="T13">en système binaire</text:span><text:span text:style-name="T11">.</text:span></text:p>
          </table:table-cell>
          <table:table-cell table:style-name="Tableau1.D8" office:value-type="float" office:value="5">
            <text:p text:style-name="P58">5</text:p>
          </table:table-cell>
          <table:table-cell table:style-name="Tableau1.E8" table:formula="ooow:&lt;E7&gt;+&lt;D8&gt;" office:value-type="float" office:value="85">
            <text:p text:style-name="P43">85</text:p>
          </table:table-cell>
          <table:table-cell table:style-name="Tableau1.F8" office:value-type="string">
            <text:p text:style-name="P61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57">8</text:p>
          </table:table-cell>
          <table:table-cell table:style-name="Tableau1.B9" office:value-type="string">
            <text:p text:style-name="P28"/>
          </table:table-cell>
          <table:table-cell table:style-name="Tableau1.C9" office:value-type="string">
            <text:p text:style-name="P31"><text:span text:style-name="T16">V- </text:span><text:span text:style-name="T18"><text:s/></text:span><text:span text:style-name="T19">Conversion </text:span><text:span text:style-name="T18">en base </text:span><text:span text:style-name="T20">1</text:span><text:span text:style-name="T19">0</text:span><text:span text:style-name="T18"> d’un nombre </text:span><text:span text:style-name="T21">en système </text:span><text:span text:style-name="T19">octal (base </text:span><text:span text:style-name="T30">8</text:span><text:span text:style-name="T19">)</text:span><text:span text:style-name="T18">.</text:span></text:p>
          </table:table-cell>
          <table:table-cell table:style-name="Tableau1.D9" office:value-type="float" office:value="5">
            <text:p text:style-name="P62">5</text:p>
          </table:table-cell>
          <table:table-cell table:style-name="Tableau1.E9" table:formula="ooow:&lt;E8&gt;+&lt;D9&gt;" office:value-type="float" office:value="90">
            <text:p text:style-name="P43">90</text:p>
          </table:table-cell>
          <table:table-cell table:style-name="Tableau1.F9" office:value-type="string">
            <text:p text:style-name="P61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57">9</text:p>
          </table:table-cell>
          <table:table-cell table:style-name="Tableau1.B10" office:value-type="string">
            <text:p text:style-name="P24"/>
          </table:table-cell>
          <table:table-cell table:style-name="Tableau1.C10" office:value-type="string">
            <text:p text:style-name="P30"><text:span text:style-name="T16">V</text:span><text:span text:style-name="T17">I</text:span><text:span text:style-name="T16">- </text:span><text:span text:style-name="T11"><text:s/></text:span><text:span text:style-name="T12">Conversion </text:span><text:span text:style-name="T11">en base </text:span><text:span text:style-name="T14">1</text:span><text:span text:style-name="T12">0</text:span><text:span text:style-name="T11"> d’un nombre </text:span><text:span text:style-name="T13">en système </text:span><text:span text:style-name="T14">hexadécimal</text:span><text:span text:style-name="T11">.</text:span></text:p>
          </table:table-cell>
          <table:table-cell table:style-name="Tableau1.D10" office:value-type="float" office:value="5">
            <text:p text:style-name="P62">5</text:p>
          </table:table-cell>
          <table:table-cell table:style-name="Tableau1.E10" table:formula="ooow:&lt;E9&gt;+&lt;D10&gt;" office:value-type="float" office:value="95">
            <text:p text:style-name="P43">95</text:p>
          </table:table-cell>
          <table:table-cell table:style-name="Tableau1.F10" office:value-type="string">
            <text:p text:style-name="P63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47">10</text:p>
          </table:table-cell>
          <table:table-cell table:style-name="Tableau1.B11" office:value-type="string">
            <text:p text:style-name="P16"/>
          </table:table-cell>
          <table:table-cell table:style-name="Tableau1.C11" office:value-type="string">
            <text:p text:style-name="P22"><text:span text:style-name="T2">V</text:span><text:span text:style-name="T3">II</text:span><text:span text:style-name="T4">- </text:span><text:bookmark text:name="p14"/><text:span text:style-name="T2">Opérations posées </text:span><text:bookmark text:name="p19"/><text:span text:style-name="T2">(+ et x) et conversion inter-système.</text:span></text:p>
          </table:table-cell>
          <table:table-cell table:style-name="Tableau1.D11" office:value-type="float" office:value="25">
            <text:p text:style-name="P55"><text:span text:style-name="T31">2</text:span>5</text:p>
          </table:table-cell>
          <table:table-cell table:style-name="Tableau1.E11" table:formula="ooow:&lt;E10&gt;+&lt;D11&gt;" office:value-type="float" office:value="120">
            <text:p text:style-name="P32">120</text:p>
          </table:table-cell>
          <table:table-cell table:style-name="Tableau1.F11" office:value-type="string">
            <text:p text:style-name="P4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1- Le Système binaire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5T10:10:57.448316767</dc:date>
    <meta:editing-duration>P3DT16H32M37S</meta:editing-duration>
    <meta:editing-cycles>794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52" meta:word-count="157" meta:character-count="803" meta:non-whitespace-character-count="695"/>
  </office:meta>
</office:document-meta>
</file>